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0238" officeooo:paragraph-rsid="0010ad1c" style:font-weight-asian="bold" style:font-weight-complex="bold"/>
    </style:style>
    <style:style style:name="P2" style:family="paragraph" style:parent-style-name="Standard">
      <style:text-properties fo:font-weight="bold" officeooo:rsid="00155bc0" officeooo:paragraph-rsid="0010ad1c" style:font-weight-asian="bold" style:font-weight-complex="bold"/>
    </style:style>
    <style:style style:name="P3" style:family="paragraph" style:parent-style-name="Standard">
      <style:text-properties fo:font-weight="bold" officeooo:rsid="0010ad1c" officeooo:paragraph-rsid="0010ad1c" style:font-weight-asian="bold" style:font-weight-complex="bold"/>
    </style:style>
    <style:style style:name="P4" style:family="paragraph" style:parent-style-name="Standard">
      <style:text-properties fo:font-weight="bold" officeooo:rsid="0010ad1c" officeooo:paragraph-rsid="0015d72d" style:font-weight-asian="bold" style:font-weight-complex="bold"/>
    </style:style>
    <style:style style:name="P5" style:family="paragraph" style:parent-style-name="Standard">
      <style:text-properties fo:font-weight="bold" officeooo:rsid="0010ad1c" officeooo:paragraph-rsid="00193fae" style:font-weight-asian="bold" style:font-weight-complex="bold"/>
    </style:style>
    <style:style style:name="P6" style:family="paragraph" style:parent-style-name="Standard">
      <style:text-properties fo:font-weight="bold" officeooo:rsid="0010ad1c" officeooo:paragraph-rsid="001a8fcc" style:font-weight-asian="bold" style:font-weight-complex="bold"/>
    </style:style>
    <style:style style:name="P7" style:family="paragraph" style:parent-style-name="Standard">
      <style:text-properties fo:font-weight="bold" officeooo:rsid="0010ad1c" officeooo:paragraph-rsid="001c5126" style:font-weight-asian="bold" style:font-weight-complex="bold"/>
    </style:style>
    <style:style style:name="P8" style:family="paragraph" style:parent-style-name="Standard">
      <style:text-properties fo:font-weight="bold" officeooo:rsid="0010ad1c" officeooo:paragraph-rsid="00210002" style:font-weight-asian="bold" style:font-weight-complex="bold"/>
    </style:style>
    <style:style style:name="P9" style:family="paragraph" style:parent-style-name="Standard">
      <style:text-properties fo:font-weight="bold" officeooo:rsid="0012d009" officeooo:paragraph-rsid="0011f7f4" style:font-weight-asian="bold" style:font-weight-complex="bold"/>
    </style:style>
    <style:style style:name="P10" style:family="paragraph" style:parent-style-name="Standard">
      <style:text-properties fo:font-weight="bold" officeooo:rsid="0012d009" officeooo:paragraph-rsid="0013f4e9" style:font-weight-asian="bold" style:font-weight-complex="bold"/>
    </style:style>
    <style:style style:name="P11" style:family="paragraph" style:parent-style-name="Standard">
      <style:text-properties fo:font-weight="bold" officeooo:rsid="0015d72d" officeooo:paragraph-rsid="0015d72d" style:font-weight-asian="bold" style:font-weight-complex="bold"/>
    </style:style>
    <style:style style:name="P12" style:family="paragraph" style:parent-style-name="Standard">
      <style:text-properties fo:font-weight="bold" officeooo:rsid="00179938" officeooo:paragraph-rsid="00179938" style:font-weight-asian="bold" style:font-weight-complex="bold"/>
    </style:style>
    <style:style style:name="P13" style:family="paragraph" style:parent-style-name="Standard">
      <style:text-properties fo:font-weight="bold" officeooo:rsid="00179938" officeooo:paragraph-rsid="001ec142" style:font-weight-asian="bold" style:font-weight-complex="bold"/>
    </style:style>
    <style:style style:name="P14" style:family="paragraph" style:parent-style-name="Standard">
      <style:text-properties fo:font-weight="bold" officeooo:rsid="00179938" officeooo:paragraph-rsid="0020113a" style:font-weight-asian="bold" style:font-weight-complex="bold"/>
    </style:style>
    <style:style style:name="P15" style:family="paragraph" style:parent-style-name="Standard">
      <style:text-properties officeooo:rsid="0004fbc4" officeooo:paragraph-rsid="0010ad1c"/>
    </style:style>
    <style:style style:name="P16" style:family="paragraph" style:parent-style-name="Standard">
      <style:text-properties officeooo:rsid="0007c95d" officeooo:paragraph-rsid="0010ad1c"/>
    </style:style>
    <style:style style:name="T1" style:family="text">
      <style:text-properties officeooo:rsid="0010ad1c"/>
    </style:style>
    <style:style style:name="T2" style:family="text">
      <style:text-properties officeooo:rsid="0012d00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d009" style:font-weight-asian="normal" style:font-weight-complex="normal"/>
    </style:style>
    <style:style style:name="T5" style:family="text">
      <style:text-properties fo:font-weight="normal" officeooo:rsid="001372e4" style:font-weight-asian="normal" style:font-weight-complex="normal"/>
    </style:style>
    <style:style style:name="T6" style:family="text">
      <style:text-properties fo:font-weight="normal" officeooo:rsid="0012e279" style:font-weight-asian="normal" style:font-weight-complex="normal"/>
    </style:style>
    <style:style style:name="T7" style:family="text">
      <style:text-properties fo:font-weight="normal" officeooo:rsid="0015b1e7" style:font-weight-asian="normal" style:font-weight-complex="normal"/>
    </style:style>
    <style:style style:name="T8" style:family="text">
      <style:text-properties fo:font-weight="normal" officeooo:rsid="0014bb88" style:font-weight-asian="normal" style:font-weight-complex="normal"/>
    </style:style>
    <style:style style:name="T9" style:family="text">
      <style:text-properties fo:font-weight="normal" officeooo:rsid="0014d133" style:font-weight-asian="normal" style:font-weight-complex="normal"/>
    </style:style>
    <style:style style:name="T10" style:family="text">
      <style:text-properties fo:font-weight="normal" officeooo:rsid="00145a24" style:font-weight-asian="normal" style:font-weight-complex="normal"/>
    </style:style>
    <style:style style:name="T11" style:family="text">
      <style:text-properties fo:font-weight="normal" officeooo:rsid="00193fae" style:font-weight-asian="normal" style:font-weight-complex="normal"/>
    </style:style>
    <style:style style:name="T12" style:family="text">
      <style:text-properties fo:font-weight="normal" officeooo:rsid="0019759c" style:font-weight-asian="normal" style:font-weight-complex="normal"/>
    </style:style>
    <style:style style:name="T13" style:family="text">
      <style:text-properties fo:font-weight="normal" officeooo:rsid="0019f4c6" style:font-weight-asian="normal" style:font-weight-complex="normal"/>
    </style:style>
    <style:style style:name="T14" style:family="text">
      <style:text-properties fo:font-weight="normal" officeooo:rsid="001a8fcc" style:font-weight-asian="normal" style:font-weight-complex="normal"/>
    </style:style>
    <style:style style:name="T15" style:family="text">
      <style:text-properties fo:font-weight="normal" officeooo:rsid="001b591f" style:font-weight-asian="normal" style:font-weight-complex="normal"/>
    </style:style>
    <style:style style:name="T16" style:family="text">
      <style:text-properties fo:font-weight="normal" officeooo:rsid="001b88c0" style:font-weight-asian="normal" style:font-weight-complex="normal"/>
    </style:style>
    <style:style style:name="T17" style:family="text">
      <style:text-properties fo:font-weight="normal" officeooo:rsid="001c5126" style:font-weight-asian="normal" style:font-weight-complex="normal"/>
    </style:style>
    <style:style style:name="T18" style:family="text">
      <style:text-properties fo:font-weight="normal" officeooo:rsid="000c8f11" style:font-weight-asian="normal" style:font-weight-complex="normal"/>
    </style:style>
    <style:style style:name="T19" style:family="text">
      <style:text-properties fo:font-weight="normal" officeooo:rsid="001e09f3" style:font-weight-asian="normal" style:font-weight-complex="normal"/>
    </style:style>
    <style:style style:name="T20" style:family="text">
      <style:text-properties fo:font-weight="normal" officeooo:rsid="001ec142" style:font-weight-asian="normal" style:font-weight-complex="normal"/>
    </style:style>
    <style:style style:name="T21" style:family="text">
      <style:text-properties fo:font-weight="normal" officeooo:rsid="00099dea" style:font-weight-asian="normal" style:font-weight-complex="normal"/>
    </style:style>
    <style:style style:name="T22" style:family="text">
      <style:text-properties fo:font-weight="normal" officeooo:rsid="000d81c5" style:font-weight-asian="normal" style:font-weight-complex="normal"/>
    </style:style>
    <style:style style:name="T23" style:family="text">
      <style:text-properties fo:font-weight="normal" officeooo:rsid="0020113a" style:font-weight-asian="normal" style:font-weight-complex="normal"/>
    </style:style>
    <style:style style:name="T24" style:family="text">
      <style:text-properties fo:font-weight="normal" officeooo:rsid="00210002" style:font-weight-asian="normal" style:font-weight-complex="normal"/>
    </style:style>
    <style:style style:name="T25" style:family="text">
      <style:text-properties officeooo:rsid="0007c95d"/>
    </style:style>
    <style:style style:name="T26" style:family="text">
      <style:text-properties officeooo:rsid="0008dd18"/>
    </style:style>
    <style:style style:name="T27" style:family="text">
      <style:text-properties officeooo:rsid="0012e279"/>
    </style:style>
    <style:style style:name="T28" style:family="text">
      <style:text-properties officeooo:rsid="0014d133"/>
    </style:style>
    <style:style style:name="T29" style:family="text">
      <style:text-properties officeooo:rsid="0015d72d"/>
    </style:style>
    <style:style style:name="T30" style:family="text">
      <style:text-properties officeooo:rsid="0006c109"/>
    </style:style>
    <style:style style:name="T31" style:family="text">
      <style:text-properties officeooo:rsid="001ec142"/>
    </style:style>
    <style:style style:name="T32" style:family="text">
      <style:text-properties officeooo:rsid="000547d9"/>
    </style:style>
    <style:style style:name="T33" style:family="text">
      <style:text-properties officeooo:rsid="000d81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older: <text:span text:style-name="T25">View</text:span></text:p>
      <text:p text:style-name="P16">Package: <text:span text:style-name="T26">c</text:span>om.mds.app.view</text:p>
      <text:p text:style-name="P15">Class: <text:span text:style-name="T1">Perfil</text:span>.java</text:p>
      <text:p text:style-name="P15"/>
      <text:p text:style-name="P2">Packages:</text:p>
      <text:p text:style-name="P1"><text:tab/><text:span text:style-name="T2">com.mds.app.view: </text:span><text:span text:style-name="T4">Package containing all the views elements from the application.</text:span></text:p>
      <text:p text:style-name="P1"><text:span text:style-name="T4"/></text:p>
      <text:p text:style-name="P3">Imports:</text:p>
      <text:p text:style-name="P9"><text:tab/>android.app.Activity: <text:span text:style-name="T5">A single thing that the user can do. It basically creates a window where you can place your UI with other elements.</text:span></text:p>
      <text:p text:style-name="P3"><text:tab/>android.content.Context:</text:p>
      <text:p text:style-name="P9"><text:tab/>android.<text:span text:style-name="T27">content.Intent: </text:span><text:span text:style-name="T5">Intent is a messaging object you can use to request an action from another app component. It facilitates the communication between components.</text:span></text:p>
      <text:p text:style-name="P9"><text:tab/><text:span text:style-name="T27">android.os.Bundle: </text:span><text:span text:style-name="T5">A mapping from String values to various Parcelable types.</text:span></text:p>
      <text:p text:style-name="P9"><text:tab/><text:span text:style-name="T27">android.util.Log:</text:span><text:span text:style-name="T6"> </text:span><text:span text:style-name="T5">Basically a Log.</text:span></text:p>
      <text:p text:style-name="P9"><text:tab/><text:span text:style-name="T27">android.view.Menu: </text:span><text:span text:style-name="T8">Interface for managing the items in a menu.</text:span></text:p>
      <text:p text:style-name="P9"><text:tab/><text:span text:style-name="T27">android.view.View: </text:span><text:span text:style-name="T7">Represents the basic building block for UI components.</text:span></text:p>
      <text:p text:style-name="P9"><text:tab/><text:span text:style-name="T27">android.view.View.OnClickListener:</text:span><text:span text:style-name="T6"> </text:span><text:span text:style-name="T7">Interface definition for a callback to be invoked when a view is clicked.</text:span></text:p>
      <text:p text:style-name="P9"><text:tab/><text:span text:style-name="T27">android.widget.ImageButton: </text:span><text:span text:style-name="T5">Basically a button with an image.</text:span></text:p>
      <text:p text:style-name="P3"><text:tab/>android.widget.TextView: <text:span text:style-name="T10">Basically a view with a pre-defined text. Sometimes allow users to edit it.</text:span></text:p>
      <text:p text:style-name="P9"><text:tab/><text:span text:style-name="T27">android.widget.Toast:</text:span><text:span text:style-name="T6"> </text:span><text:span text:style-name="T7">A view containing a quick little message for the user.</text:span></text:p>
      <text:p text:style-name="P3"><text:tab/>com.facebook.FacebookOPerationCanceledException: <text:span text:style-name="T24">An exception to be throw in case of error canceling an operation.</text:span></text:p>
      <text:p text:style-name="P3"><text:tab/>com.facebook.Session: <text:span text:style-name="T24">Controls the session from the communitacion between facebook and application.</text:span></text:p>
      <text:p text:style-name="P3"><text:tab/>com.facebook.SessionState: <text:span text:style-name="T24">Controlls the state from the session.</text:span></text:p>
      <text:p text:style-name="P8"><text:tab/>com.facebook.UiLifecycleHelper : <text:span text:style-name="T16">It automatically opens and save and restore </text:span><text:span text:style-name="T17">the Active Session in a way that is similar to Android UI lifecycles.</text:span></text:p>
      <text:p text:style-name="P3"><text:tab/>com.facebook.widget.FacebookDialog: <text:span text:style-name="T24">A set of methods for placing dialogs between facebook and the application/user.</text:span></text:p>
      <text:p text:style-name="P10"><text:span text:style-name="T5"><text:tab/></text:span><text:span text:style-name="T28">com.mds.app.R:</text:span><text:span text:style-name="T9"> R class from Android. Auto-generated and NEVER modify anything from this class.</text:span></text:p>
      <text:p text:style-name="P3"><text:tab/>com.mds.app.controller.FavoritosController: <text:span text:style-name="T24">Responsible for managing the list of favorited projects.</text:span></text:p>
      <text:p text:style-name="P3"><text:tab/>com.mds.app.controller.HistoricoController: <text:span text:style-name="T24">Responsible for managing a historic of projects.</text:span></text:p>
      <text:p text:style-name="P3"><text:tab/>com.mds.app.controller.ListaController: <text:span text:style-name="T24">Responsible for managing a list of projects.</text:span></text:p>
      <text:p text:style-name="P3"><text:tab/>com.mds.app.model.ProjetoModel: <text:span text:style-name="T24">Defines the model from a project.</text:span></text:p>
      <text:p text:style-name="P3"/>
      <text:p text:style-name="P3">Variables:</text:p>
      <text:p text:style-name="P3"><text:tab/><text:span text:style-name="T29">ListaController listaController: </text:span><text:span text:style-name="T11">Variable that will receive the instance of ListaController class.</text:span></text:p>
      <text:p text:style-name="P3"><text:tab/><text:span text:style-name="T29">ProjetoModel projetoAtual: </text:span><text:span text:style-name="T11">Variable that will receive the actual project from ListaController class.</text:span></text:p>
      <text:p text:style-name="P3"><text:tab/><text:span text:style-name="T29">String stringProjetoCompleto: </text:span><text:span text:style-name="T11">Variable that will receive the complete project name from listaController variable.</text:span></text:p>
      <text:p text:style-name="P3"><text:tab/><text:span text:style-name="T29">TextView text1: </text:span><text:span text:style-name="T11">Only a text view that sometimes the user can edit. In this case it will receive the name of </text:span><text:span text:style-name="T12">a </text:span><text:span text:style-name="T11">project and follows the text type design defined by R.id.textoTipoProjeto.</text:span></text:p>
      <text:p text:style-name="P6"><text:tab/><text:span text:style-name="T29">TextView text2: </text:span><text:span text:style-name="T11">Only a text view that sometimes the user can edit. In this case it will receive </text:span><text:span text:style-name="T12">the number, year, abreviation and presentation date from a project and follows the text </text:span><text:soft-page-break/><text:span text:style-name="T12">design </text:span><text:span text:style-name="T11">defined</text:span><text:span text:style-name="T12"> by R.id.textoCarcTeristicasProjeto.</text:span></text:p>
      <text:p text:style-name="P6"><text:tab/><text:span text:style-name="T29">TextView text3: </text:span><text:span text:style-name="T11">Only a text view that sometimes the user can edit. In this case it will receive </text:span><text:span text:style-name="T12">the </text:span><text:span text:style-name="T13">description</text:span><text:span text:style-name="T12"> from a project and follows the text design </text:span><text:span text:style-name="T11">defined</text:span><text:span text:style-name="T12"> by R.id.texto</text:span><text:span text:style-name="T13">Descricao.</text:span></text:p>
      <text:p text:style-name="P6"><text:tab/><text:span text:style-name="T29">TextView text4: </text:span><text:span text:style-name="T11">Only a text view that sometimes the user can edit. In this case it will receive the </text:span><text:span text:style-name="T14">parlamentar word and follows the text design <text:s/></text:span><text:span text:style-name="T11">defined </text:span><text:span text:style-name="T14">by R.id.textoParlamentar.</text:span></text:p>
      <text:p text:style-name="P5"><text:tab/><text:span text:style-name="T29">TextView text5: </text:span><text:span text:style-name="T11">Only a text view that sometimes the user can edit. In this case it will receive </text:span><text:span text:style-name="T14">the parlamentar name, the political party name and its abreviation. It will follow the text design defined by R.id.textoCaracteristicasParlamentar.</text:span></text:p>
      <text:p text:style-name="P5"><text:tab/><text:span text:style-name="T29">TextView text6: </text:span><text:span text:style-name="T11">Only a text view that sometimes the user can edit. In this case it will receive </text:span><text:span text:style-name="T14">a link for more informations and follow the text design defined by R.id.textoMais.</text:span></text:p>
      <text:p text:style-name="P5"><text:tab/><text:span text:style-name="T29">TextView text7: </text:span><text:span text:style-name="T11">Only a text view that sometimes the user can edit. In this case it will receive the </text:span><text:span text:style-name="T14">status from the project and follows the text design defined by R.id.textoStatus.</text:span></text:p>
      <text:p text:style-name="P4"><text:tab/><text:span text:style-name="T29">ImageButton estrelaFavorito: </text:span><text:span text:style-name="T15">An ImageButton from an star that says if a project it is favorited or not.</text:span></text:p>
      <text:p text:style-name="P4"><text:tab/><text:span text:style-name="T29">ImageButton botaoFacebook: </text:span><text:span text:style-name="T16">A button for facebook sharing.</text:span></text:p>
      <text:p text:style-name="P4"><text:tab/><text:span text:style-name="T29">boolean favoritado: </text:span><text:span text:style-name="T16">It says if the actual project is favorited or not.</text:span></text:p>
      <text:p text:style-name="P4"><text:tab/><text:span text:style-name="T29">Context context: </text:span><text:span text:style-name="T16">Represents the context, in this case this class.</text:span></text:p>
      <text:p text:style-name="P4"><text:tab/><text:span text:style-name="T29">boolean isResumed: </text:span><text:span text:style-name="T16">It says if the app is in use or paused. If it is in use the value is true and if it is paused the value is false.</text:span></text:p>
      <text:p text:style-name="P4"><text:tab/><text:span text:style-name="T29">UiLifecycleHelper uiHelper: </text:span><text:span text:style-name="T16">It automatically opens and save and restore </text:span><text:span text:style-name="T17">the Active Session in a way that is similar to Android UI lifecycles.</text:span></text:p>
      <text:p text:style-name="P4"><text:tab/><text:span text:style-name="T29">Session session: </text:span><text:span text:style-name="T17">The session passed as parameter.</text:span></text:p>
      <text:p text:style-name="P4"><text:tab/><text:span text:style-name="T29">SessionState state: </text:span><text:span text:style-name="T17">The state from the session passed as parameter.</text:span></text:p>
      <text:p text:style-name="P4"><text:tab/><text:span text:style-name="T29">Exception exception: </text:span><text:span text:style-name="T17">An exception.</text:span></text:p>
      <text:p text:style-name="P7"><text:tab/><text:span text:style-name="T30">Bundle savedInstanceState: </text:span><text:span text:style-name="T9">A bundle is a mapping from String values, in this case saving some instance states.</text:span><text:span text:style-name="T30"> </text:span></text:p>
      <text:p text:style-name="P4"><text:tab/><text:span text:style-name="T29">R.layout.activity_perfil: </text:span><text:span text:style-name="T17">Activity Layout created at the layout folder for the Perfil class.</text:span></text:p>
      <text:p text:style-name="P4"><text:tab/><text:span text:style-name="T29">R.id.textoTipoProjeto: </text:span><text:span text:style-name="T17">The textview created to receive the type of the project.</text:span></text:p>
      <text:p text:style-name="P4"><text:tab/><text:span text:style-name="T29">R.id.textoCaracteristicasProjeto: </text:span><text:span text:style-name="T17">The textview created to receive the caracteristics from the project.</text:span></text:p>
      <text:p text:style-name="P4"><text:tab/><text:span text:style-name="T29">projetoAtual.getNumero(): </text:span><text:span text:style-name="T17">It represents the number from the project.</text:span></text:p>
      <text:p text:style-name="P4"><text:tab/><text:span text:style-name="T29">projetoAtual.getAno(): </text:span><text:span text:style-name="T17">It represents the year from the project.</text:span></text:p>
      <text:p text:style-name="P11"><text:tab/>projetoAtual.getSigla(): <text:span text:style-name="T17">It represents the abreviation from the political party from the project.</text:span></text:p>
      <text:p text:style-name="P11"><text:tab/>projetoAtual.getData(): <text:span text:style-name="T17">It represents the date from the project.</text:span></text:p>
      <text:p text:style-name="P4"><text:tab/><text:span text:style-name="T29">R.id.textoDescricao: </text:span><text:span text:style-name="T17">The textview created to receive the project description.</text:span></text:p>
      <text:p text:style-name="P4"><text:tab/><text:span text:style-name="T29">projetoAtual.getExplicacao(): </text:span><text:span text:style-name="T17">It represents the explanation about the project.</text:span></text:p>
      <text:p text:style-name="P4"><text:tab/><text:span text:style-name="T29">R.id.textoParlamentar: </text:span><text:span text:style-name="T17">The textview created to receive the parlamentar name from the project.</text:span></text:p>
      <text:p text:style-name="P4"><text:tab/><text:span text:style-name="T29">R.id.textoCarcteristicasParlamentar(): </text:span><text:span text:style-name="T17">The textview created to receive some caracteristics from the parlamentar.</text:span></text:p>
      <text:p text:style-name="P7"><text:tab/><text:span text:style-name="T29">projetoAtual.getParlamentar().getNome(): </text:span><text:span text:style-name="T17">It represents the name from the parlamentar.</text:span></text:p>
      <text:p text:style-name="P7"><text:tab/><text:span text:style-name="T29">projetoAtual.getParlamentar().getPartido().getSiglaPartido(): </text:span><text:span text:style-name="T17">It represents <text:s/>the abreviation from the political party from the parlamentar.</text:span></text:p>
      <text:p text:style-name="P4"><text:tab/><text:span text:style-name="T29">R.id.textoMais: </text:span><text:span text:style-name="T17">The textview created to show more information about the project.</text:span></text:p>
      <text:p text:style-name="P4"><text:tab/><text:span text:style-name="T29">projetoAtual.getId(): </text:span><text:span text:style-name="T17">Represents the id from the project.</text:span></text:p>
      <text:p text:style-name="P4"><text:tab/><text:span text:style-name="T29">R.id.textoStatus: </text:span><text:span text:style-name="T17">The textview created to show the project status.</text:span></text:p>
      <text:p text:style-name="P4"><text:tab/><text:span text:style-name="T29">projetoAtual.getStatus(): </text:span><text:span text:style-name="T17">It represents the status from the project.</text:span></text:p>
      <text:p text:style-name="P4"><text:tab/><text:span text:style-name="T29">int projetosNoHistorico: </text:span><text:span text:style-name="T17">The number of the projects at the historic.</text:span></text:p>
      <text:p text:style-name="P4"><text:tab/><text:span text:style-name="T29">int maxProjetos: </text:span><text:span text:style-name="T17">The max number of projects allocated at the historic.</text:span></text:p>
      <text:p text:style-name="P4"><text:tab/><text:span text:style-name="T29">String stringProjetoParaHistorico: </text:span><text:span text:style-name="T17">It receives all the informations about the project(name, number, year, abreviation, date, explanation, status, parlamentar, etc)</text:span></text:p>
      <text:p text:style-name="P4"><text:soft-page-break/><text:tab/><text:span text:style-name="T29">HistoricoController historicoController: </text:span><text:span text:style-name="T17">An instance for HistoricoController class.</text:span></text:p>
      <text:p text:style-name="P4"><text:tab/><text:span text:style-name="T29">HistoricoController.getProjetoMaisVelho().getNumero(): </text:span><text:span text:style-name="T17">The number from the oldest project.</text:span></text:p>
      <text:p text:style-name="P4"><text:tab/><text:span text:style-name="T29">projetoAtual.getNumero(): </text:span><text:span text:style-name="T17">The number from the actual project.</text:span></text:p>
      <text:p text:style-name="P4"><text:tab/><text:span text:style-name="T29">int requestCode: </text:span><text:span text:style-name="T17">Request code for ActivityResult.</text:span></text:p>
      <text:p text:style-name="P4"><text:tab/><text:span text:style-name="T29">int resultCode: </text:span><text:span text:style-name="T17">Result code for ActivityResult.</text:span></text:p>
      <text:p text:style-name="P4"><text:tab/><text:span text:style-name="T29">Intent data: </text:span><text:span text:style-name="T17">Data for this intent. </text:span></text:p>
      <text:p text:style-name="P4"><text:tab/><text:span text:style-name="T29">Menu menu: </text:span><text:span text:style-name="T17">Just a menu.</text:span></text:p>
      <text:p text:style-name="P4"><text:tab/><text:span text:style-name="T29">R.menu.main: </text:span><text:span text:style-name="T17">Menu defined at res folder.</text:span></text:p>
      <text:p text:style-name="P4"><text:tab/><text:span text:style-name="T29">Activity activity: </text:span><text:span text:style-name="T17">An activity passed as parameter.</text:span></text:p>
      <text:p text:style-name="P7"><text:tab/><text:span text:style-name="T29">View v: </text:span><text:span text:style-name="T17">Basically a view passed as parameter.</text:span></text:p>
      <text:p text:style-name="P7"><text:span text:style-name="T29"><text:tab/>shareDialog.present(): </text:span><text:span text:style-name="T17">the present shareDialog to be passed as parameter for uiHelper.</text:span></text:p>
      <text:p text:style-name="P4"><text:tab/><text:span text:style-name="T29">listaController.getStringCompletaParaArquivo(): </text:span><text:span text:style-name="T17">It returns all the informations about a project for another variable.</text:span></text:p>
      <text:p text:style-name="P4"><text:span text:style-name="T29"><text:tab/>R.drawable.favorito: </text:span><text:span text:style-name="T17">Favorite drawing. Basically a star colored.</text:span></text:p>
      <text:p text:style-name="P4"><text:tab/><text:span text:style-name="T29">R.drawable.naofavorito: “</text:span><text:span text:style-name="T17">Not favorite” drawing. Basically a star uncolored.</text:span></text:p>
      <text:p text:style-name="P4"><text:tab/><text:span text:style-name="T29">String stringProjetoParaFavorito: </text:span><text:span text:style-name="T19">String that receives all the informations about a project.</text:span></text:p>
      <text:p text:style-name="P4"><text:tab/><text:span text:style-name="T29">Bundle outState: </text:span><text:span text:style-name="T19">State that need to be saved.</text:span></text:p>
      <text:p text:style-name="P4"/>
      <text:p text:style-name="P12">Methods:</text:p>
      <text:p text:style-name="P12"><text:tab/>call(Session session, SessionState state, Exception exception): <text:span text:style-name="T20">Provides asynchronous notification of Session state changes.</text:span></text:p>
      <text:p text:style-name="P13"><text:tab/><text:span text:style-name="T32">onCreate(Bundle savedInstanceState): </text:span><text:span text:style-name="T21">default method from Android, similar to before method from JUnit it basically prepare the application.</text:span></text:p>
      <text:p text:style-name="P12"><text:tab/>facebook_addListener():</text:p>
      <text:p text:style-name="P12"><text:tab/>ListaController.getProjetoAtual(): <text:span text:style-name="T20">It returns the actual project.</text:span></text:p>
      <text:p text:style-name="P12"><text:tab/>(TextView) findViewById(R.id.textoMais): <text:span text:style-name="T20">It says that the variable that receive this method will follow the view defined by this parameter..</text:span></text:p>
      <text:p text:style-name="P12"><text:tab/>text7.setText(“Status...”): <text:span text:style-name="T20">Set a text at the view atributed to text7 variable.</text:span></text:p>
      <text:p text:style-name="P12"><text:tab/>favoritar_addListener(): <text:span text:style-name="T20">Listener for the fav action. It basically saves the “fav state” from the project.</text:span></text:p>
      <text:p text:style-name="P12"><text:tab/>Log.i(“LOGGER”, “Removendo...”): <text:span text:style-name="T20">Sends a new message to be added at the log file.</text:span></text:p>
      <text:p text:style-name="P12"><text:tab/>historicoController.adicionar(projetoAtual, stringProjetoParaHistorico): <text:span text:style-name="T20">Adds a new project to the historic. The first parameter it is the instance and the second one all the informations about the project.</text:span></text:p>
      <text:p text:style-name="P12"><text:tab/>historicoController.remover(HistoricoController.getProjetoMaisVelho(), HistoricoController, getStringProjetoMaisVelho()): <text:span text:style-name="T20">It deletes a project from the historic. The first parameter returns which project its the older one, the second it is the parameter and the last one all the informations about this project.</text:span></text:p>
      <text:p text:style-name="P12"><text:tab/>onActivityResult(int requestCode, int resultCode, Intent data): <text:span text:style-name="T20">It places the log in with facebook.</text:span></text:p>
      <text:p text:style-name="P12"><text:tab/>onError(FacebookDialog.PendingCall pendingCall, Exception error, Bundle data): <text:span text:style-name="T20">In case of error during the log in try it returns which error.</text:span></text:p>
      <text:p text:style-name="P12"><text:tab/>onComplete(FacebookDialog.PendingCall pendingCall, Bundle data):<text:span text:style-name="T3"> </text:span><text:span text:style-name="T20">In case of success during the log in try it returns a success message.</text:span></text:p>
      <text:p text:style-name="P13"><text:tab/><text:span text:style-name="T33">onCreateOptionsMenu(Menu menu): </text:span><text:span text:style-name="T22">Inflate the menu, this adds items to the action bar if it is present.</text:span></text:p>
      <text:p text:style-name="P12"><text:tab/>getMenuInflater().inflate(R.menu.main, menu): <text:span text:style-name="T20">It places the new menu, passed as parameter, in first plan.</text:span></text:p>
      <text:p text:style-name="P12"><text:tab/>facebook_addListener(): <text:span text:style-name="T20">The listener that defines the share on facebook function.</text:span></text:p>
      <text:p text:style-name="P12"><text:tab/>botaoFacebook.setOnClickListener(new OnclickListener() { … ): <text:span text:style-name="T20">If the button is clicked so the project page will be shared on facebook.</text:span></text:p>
      <text:p text:style-name="P12"><text:tab/>estrelaFavorito.setImageResource(): <text:span text:style-name="T20">It places the favorite image that follows the “state” </text:span><text:soft-page-break/><text:span text:style-name="T20">from favoritado variable. If it is true so we will call a image that is colored and sinalizes that the project it was favorited, it is isnt so we call another image sinalizing that the project it wasnt favorited.</text:span></text:p>
      <text:p text:style-name="P12"><text:tab/>estrelaFavorito.setOnClickListener(new OnClickListener() { ... ): <text:span text:style-name="T20">It defines the activity of favoriting or unfavoriting a project, adding(or removing) it to favoritosController, to the log and setting the new image.</text:span></text:p>
      <text:p text:style-name="P12"><text:tab/><text:span text:style-name="T31">o</text:span>nResume(): <text:span text:style-name="T20">From Facebook SDK. It defines what should be done if the app is on resume state.</text:span></text:p>
      <text:p text:style-name="P12"><text:tab/>onSaveInstanceState(Bundle outState): <text:span text:style-name="T23">From Facebook SDK. It saves an instance state.</text:span></text:p>
      <text:p text:style-name="P14"><text:tab/>OnPause(): <text:span text:style-name="T23">From Facebook SDK. It defines what should be done if the app is paused.</text:span></text:p>
      <text:p text:style-name="P14"><text:tab/>onDestroy(): <text:span text:style-name="T23">From Facebook SDK. It defines what should be done if the app is closed/destroyed.</text:span></text:p>
      <text:p text:style-name="P14"><text:tab/>onSessionStateChange(Session session, SessionState state, Exception exception): <text:span text:style-name="T23">From Facebook SDK. <text:s/>It defines what should be done if the session state is changed.</text:span></text:p>
      <text:p text:style-name="P12"/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7:40:58.471001000</meta:creation-date>
    <dc:date>2014-04-14T20:11:35.564061000</dc:date>
    <meta:editing-duration>P3DT9H49M53S</meta:editing-duration>
    <meta:editing-cycles>7</meta:editing-cycles>
    <meta:generator>LibreOffice/4.2.2.1$MacOSX_X86_64 LibreOffice_project/3be8cda0bddd8e430d8cda1ebfd581265cca5a0f</meta:generator>
    <meta:document-statistic meta:table-count="0" meta:image-count="0" meta:object-count="0" meta:page-count="4" meta:paragraph-count="110" meta:word-count="1401" meta:character-count="10514" meta:non-whitespace-character-count="9114"/>
  </office:meta>
</office:document-meta>
</file>